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 fo:wrap-option="wrap"/>
      <style:text-properties style:font-name="Liberation Sans" fo:font-style="italic" style:font-style-asian="italic" style:font-style-complex="italic"/>
    </style:style>
    <style:style style:name="ce5" style:family="table-cell" style:parent-style-name="Default">
      <style:table-cell-properties fo:background-color="#ffffff" fo:wrap-option="wrap"/>
      <style:text-properties style:font-name="Liberation Sans"/>
    </style:style>
    <style:style style:name="ce6" style:family="table-cell" style:parent-style-name="Default">
      <style:table-cell-properties fo:background-color="#ffffff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Codebook for data.csv" table:style-name="ta1"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</table:table-row>
        <table:table-row table:style-name="ro1">
          <table:table-cell table:style-name="ce5" office:value-type="string" calcext:value-type="string">
            <text:p>Census year (1839 = 1840, etc)</text:p>
          </table:table-cell>
        </table:table-row>
        <table:table-row table:style-name="ro1">
          <table:table-cell table:style-name="ce5"/>
        </table:table-row>
        <table:table-row table:style-name="ro1">
          <table:table-cell office:value-type="string" calcext:value-type="string">
            <text:p>state</text:p>
          </table:table-cell>
        </table:table-row>
        <table:table-row table:style-name="ro1">
          <table:table-cell table:style-name="ce5" office:value-type="string" calcext:value-type="string">
            <text:p>State by name</text:p>
          </table:table-cell>
        </table:table-row>
        <table:table-row table:style-name="ro1">
          <table:table-cell table:style-name="ce5"/>
        </table:table-row>
        <table:table-row table:style-name="ro1">
          <table:table-cell office:value-type="string" calcext:value-type="string">
            <text:p>region</text:p>
          </table:table-cell>
        </table:table-row>
        <table:table-row table:style-name="ro1">
          <table:table-cell table:style-name="ce5" office:value-type="string" calcext:value-type="string">
            <text:p>1 = Northeast, 2 = Midwest, 3 = South, 4 = West</text:p>
          </table:table-cell>
        </table:table-row>
        <table:table-row table:style-name="ro1">
          <table:table-cell table:style-name="ce5"/>
        </table:table-row>
        <table:table-row table:style-name="ro1">
          <table:table-cell office:value-type="string" calcext:value-type="string">
            <text:p>division</text:p>
          </table:table-cell>
        </table:table-row>
        <table:table-row table:style-name="ro2">
          <table:table-cell table:style-name="ce5" office:value-type="string" calcext:value-type="string">
            <text:p>1 = New England, 2 = Middle Atlantic, 3 = East North Central, 4 = West North Central, 5 = South Atlantic, 6 = East South Central, 7 = West South Central, 8 = Mountain, 9 = Pacific</text:p>
          </table:table-cell>
        </table:table-row>
        <table:table-row table:style-name="ro1">
          <table:table-cell table:style-name="ce5"/>
        </table:table-row>
        <table:table-row table:style-name="ro1">
          <table:table-cell office:value-type="string" calcext:value-type="string">
            <text:p>population</text:p>
          </table:table-cell>
        </table:table-row>
        <table:table-row table:style-name="ro1">
          <table:table-cell table:style-name="ce6" office:value-type="string" calcext:value-type="string">
            <text:p>Population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enslaved_population</text:p>
          </table:table-cell>
        </table:table-row>
        <table:table-row table:style-name="ro1">
          <table:table-cell table:style-name="ce6" office:value-type="string" calcext:value-type="string">
            <text:p>Enslaved population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urban_population</text:p>
          </table:table-cell>
        </table:table-row>
        <table:table-row table:style-name="ro1">
          <table:table-cell table:style-name="ce6" office:value-type="string" calcext:value-type="string">
            <text:p>Urban population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labor_force</text:p>
          </table:table-cell>
        </table:table-row>
        <table:table-row table:style-name="ro1">
          <table:table-cell table:style-name="ce6" office:value-type="string" calcext:value-type="string">
            <text:p>Labor force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labor_force_agricultural</text:p>
          </table:table-cell>
        </table:table-row>
        <table:table-row table:style-name="ro1">
          <table:table-cell table:style-name="ce6" office:value-type="string" calcext:value-type="string">
            <text:p>Agricultural labor force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labor_force_enslaved</text:p>
          </table:table-cell>
        </table:table-row>
        <table:table-row table:style-name="ro1">
          <table:table-cell table:style-name="ce6" office:value-type="string" calcext:value-type="string">
            <text:p>Enslaved labor force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gdp_per_capita</text:p>
          </table:table-cell>
        </table:table-row>
        <table:table-row table:style-name="ro1">
          <table:table-cell table:style-name="ce6" office:value-type="string" calcext:value-type="string">
            <text:p>GDP per capita (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gdp</text:p>
          </table:table-cell>
        </table:table-row>
        <table:table-row table:style-name="ro1">
          <table:table-cell table:style-name="ce6" office:value-type="string" calcext:value-type="string">
            <text:p>GDP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agriculture</text:p>
          </table:table-cell>
        </table:table-row>
        <table:table-row table:style-name="ro1">
          <table:table-cell table:style-name="ce6" office:value-type="string" calcext:value-type="string">
            <text:p>Agricultural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agriculture_crops_and_livestock</text:p>
          </table:table-cell>
        </table:table-row>
        <table:table-row table:style-name="ro1">
          <table:table-cell table:style-name="ce6" office:value-type="string" calcext:value-type="string">
            <text:p>Crops and livestock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agriculture_crops_and_livestock_livestock_and_feed_crops</text:p>
          </table:table-cell>
        </table:table-row>
        <table:table-row table:style-name="ro1">
          <table:table-cell table:style-name="ce6" office:value-type="string" calcext:value-type="string">
            <text:p>Livestock and feed crops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agriculture_crops_and_livestock_food_grains</text:p>
          </table:table-cell>
        </table:table-row>
        <table:table-row table:style-name="ro1">
          <table:table-cell table:style-name="ce6" office:value-type="string" calcext:value-type="string">
            <text:p>Food grains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agriculture_crops_and_livestock_cotton</text:p>
          </table:table-cell>
        </table:table-row>
        <table:table-row table:style-name="ro1">
          <table:table-cell table:style-name="ce6" office:value-type="string" calcext:value-type="string">
            <text:p>Cotton value added (million $)</text:p>
          </table:table-cell>
        </table:table-row>
        <table:table-row table:style-name="ro1" table:number-rows-repeated="2">
          <table:table-cell table:style-name="ce6"/>
        </table:table-row>
        <table:table-row table:style-name="ro1">
          <table:table-cell office:value-type="string" calcext:value-type="string">
            <text:p>agriculture_crops_and_livestock_other</text:p>
          </table:table-cell>
        </table:table-row>
        <table:table-row table:style-name="ro1">
          <table:table-cell table:style-name="ce6" office:value-type="string" calcext:value-type="string">
            <text:p>Other crops and livestock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agriculture_farm_improvments</text:p>
          </table:table-cell>
        </table:table-row>
        <table:table-row table:style-name="ro1">
          <table:table-cell table:style-name="ce6" office:value-type="string" calcext:value-type="string">
            <text:p>Farm improvements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construction</text:p>
          </table:table-cell>
        </table:table-row>
        <table:table-row table:style-name="ro1">
          <table:table-cell table:style-name="ce6" office:value-type="string" calcext:value-type="string">
            <text:p>Construction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mining</text:p>
          </table:table-cell>
        </table:table-row>
        <table:table-row table:style-name="ro1">
          <table:table-cell table:style-name="ce6" office:value-type="string" calcext:value-type="string">
            <text:p>Mining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manufacturing</text:p>
          </table:table-cell>
        </table:table-row>
        <table:table-row table:style-name="ro1">
          <table:table-cell table:style-name="ce6" office:value-type="string" calcext:value-type="string">
            <text:p>Manufacturing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manufacturing_factory</text:p>
          </table:table-cell>
        </table:table-row>
        <table:table-row table:style-name="ro1">
          <table:table-cell table:style-name="ce6" office:value-type="string" calcext:value-type="string">
            <text:p>Factory manufacturing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manufacturing_home</text:p>
          </table:table-cell>
        </table:table-row>
        <table:table-row table:style-name="ro1">
          <table:table-cell table:style-name="ce6" office:value-type="string" calcext:value-type="string">
            <text:p>Home manufacturing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services</text:p>
          </table:table-cell>
        </table:table-row>
        <table:table-row table:style-name="ro1">
          <table:table-cell table:style-name="ce6" office:value-type="string" calcext:value-type="string">
            <text:p>Services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services_trade</text:p>
          </table:table-cell>
        </table:table-row>
        <table:table-row table:style-name="ro1">
          <table:table-cell table:style-name="ce6" office:value-type="string" calcext:value-type="string">
            <text:p>Trade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services_transportation_and_public_utilities</text:p>
          </table:table-cell>
        </table:table-row>
        <table:table-row table:style-name="ro1">
          <table:table-cell table:style-name="ce6" office:value-type="string" calcext:value-type="string">
            <text:p>Transportation and public utility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services_finance</text:p>
          </table:table-cell>
        </table:table-row>
        <table:table-row table:style-name="ro1">
          <table:table-cell table:style-name="ce6" office:value-type="string" calcext:value-type="string">
            <text:p>Finance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services_professional</text:p>
          </table:table-cell>
        </table:table-row>
        <table:table-row table:style-name="ro1">
          <table:table-cell table:style-name="ce6" office:value-type="string" calcext:value-type="string">
            <text:p>Professional services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services_personal</text:p>
          </table:table-cell>
        </table:table-row>
        <table:table-row table:style-name="ro1">
          <table:table-cell table:style-name="ce6" office:value-type="string" calcext:value-type="string">
            <text:p>Personal services value added (million $)</text:p>
          </table:table-cell>
        </table:table-row>
        <table:table-row table:style-name="ro1">
          <table:table-cell table:style-name="ce6"/>
        </table:table-row>
        <table:table-row table:style-name="ro1">
          <table:table-cell office:value-type="string" calcext:value-type="string">
            <text:p>services_government</text:p>
          </table:table-cell>
        </table:table-row>
        <table:table-row table:style-name="ro1">
          <table:table-cell table:style-name="ce6" office:value-type="string" calcext:value-type="string">
            <text:p>Government value added (million $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ices_education</text:p>
          </table:table-cell>
        </table:table-row>
        <table:table-row table:style-name="ro1">
          <table:table-cell table:style-name="ce6" office:value-type="string" calcext:value-type="string">
            <text:p>Education value added (million $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ices_hand_trades</text:p>
          </table:table-cell>
        </table:table-row>
        <table:table-row table:style-name="ro1">
          <table:table-cell table:style-name="ce6" office:value-type="string" calcext:value-type="string">
            <text:p>Hand trades value added (million $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ervices_shelter</text:p>
          </table:table-cell>
        </table:table-row>
        <table:table-row table:style-name="ro1">
          <table:table-cell table:style-name="ce6" office:value-type="string" calcext:value-type="string">
            <text:p>Shelter value added (million $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asterlin_1957</text:p>
          </table:table-cell>
        </table:table-row>
        <table:table-row table:style-name="ro1">
          <table:table-cell table:style-name="ce6" office:value-type="string" calcext:value-type="string">
            <text:p>Easterlin’s (1957) personal income estimates (million $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asterlin_1960</text:p>
          </table:table-cell>
        </table:table-row>
        <table:table-row table:style-name="ro1">
          <table:table-cell table:style-name="ce6" office:value-type="string" calcext:value-type="string">
            <text:p>Easterlin’s (1957) personal income estimates (million $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lein</text:p>
          </table:table-cell>
        </table:table-row>
        <table:table-row table:style-name="ro1">
          <table:table-cell table:style-name="ce6" office:value-type="string" calcext:value-type="string">
            <text:p>Klein’s personal income estimates (million $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alth</text:p>
          </table:table-cell>
        </table:table-row>
        <table:table-row table:style-name="ro1">
          <table:table-cell table:style-name="ce6" office:value-type="string" calcext:value-type="string">
            <text:p>Census data on wealth (1860 only, $)</text:p>
          </table:table-cell>
        </table:table-row>
        <table:table-row table:style-name="ro1" table:number-rows-repeated="104846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2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¤ 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29P2" style:volatile="true">
      <number:text> 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¤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8" number:min-decimal-places="8" number:min-integer-digits="1"/>
    </number:number-style>
    <number:number-style style:name="N134">
      <number:number number:decimal-places="1" number:min-decimal-places="1" number:min-integer-digits="1"/>
    </number:number-style>
    <number:number-style style:name="N135">
      <number:number number:decimal-places="1" number:min-decimal-places="1" number:min-integer-digits="1" number:grouping="true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5" number:min-decimal-places="5" number:min-integer-digits="1" number:grouping="true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10" number:min-decimal-places="10" number:min-integer-digits="1" number:grouping="true"/>
    </number:number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">
      <number:month number:textual="true"/>
      <number:text>-</number:text>
      <number:year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0">
      <number:number number:decimal-places="6" number:min-decimal-places="6" number:min-integer-digits="1" number:grouping="true"/>
    </number:number-style>
    <number:time-style style:name="N151">
      <number:minutes number:style="long"/>
      <number:text>:</number:text>
      <number:seconds number:style="long" number:decimal-places="1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13" number:min-decimal-places="13" number:min-integer-digits="1"/>
    </number:number-style>
    <number:number-style style:name="N159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60">
      <number:number number:decimal-places="14" number:min-decimal-places="14" number:min-integer-digits="1"/>
    </number:number-style>
    <number:number-style style:name="N161">
      <number:number number:decimal-places="7" number:min-decimal-places="7" number:min-integer-digits="1" number:grouping="true"/>
    </number:number-style>
    <number:number-style style:name="N163P0" style:volatile="true">
      <number:text>£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70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£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8" number:min-decimal-places="8" number:min-integer-digits="1" number:grouping="true"/>
    </number:number-style>
    <number:date-style style:name="N172">
      <number:day number:style="long"/>
      <number:text>-</number:text>
      <number:month number:textual="true"/>
    </number:date-style>
    <number:number-style style:name="N17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number number:decimal-places="2" number:min-decimal-places="2" number:min-integer-digits="1" number:grouping="true"/>
    </number:number-style>
    <number:number-style style:name="N17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8P0"/>
    </number:number-style>
    <number:number-style style:name="N17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0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81P0" style:volatile="true">
      <number:number number:decimal-places="0" number:min-decimal-places="0" number:min-integer-digits="1" number:grouping="true"/>
    </number:number-style>
    <number:number-style style:name="N18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1P0"/>
    </number:number-style>
    <number:time-style style:name="N18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3">
      <number:number number:decimal-places="9" number:min-decimal-places="9" number:min-integer-digits="1"/>
    </number:number-style>
    <number:number-style style:name="N184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85">
      <number:number number:decimal-places="15" number:min-decimal-places="15" number:min-integer-digits="1"/>
    </number:number-style>
    <number:number-style style:name="N18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</number:text>
      <number:fill-character> </number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9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9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91P0"/>
    </number:number-style>
    <number:number-style style:name="N192">
      <number:scientific-number number:decimal-places="7" number:min-decimal-places="7" number:min-integer-digits="1" number:min-exponent-digits="2" number:exponent-interval="1" number:forced-exponent-sign="true"/>
    </number:number-style>
    <number:date-style style:name="N193">
      <number:day number:style="long"/>
      <number:text>-</number:text>
      <number:month number:textual="true"/>
      <number:text>-</number:text>
      <number:year/>
    </number:date-style>
    <number:time-style style:name="N194">
      <number:hours/>
      <number:text>:</number:text>
      <number:minutes number:style="long"/>
      <number:text> </number:text>
      <number:am-pm/>
    </number:time-style>
    <number:number-style style:name="N195P0" style:volatile="true">
      <number:number number:decimal-places="2" number:min-decimal-places="2" number:min-integer-digits="1" number:grouping="true"/>
    </number:number-style>
    <number:number-style style:name="N195">
      <number:text>-</number:text>
      <number:number number:decimal-places="2" number:min-decimal-places="2" number:min-integer-digits="1" number:grouping="true"/>
      <style:map style:condition="value()&gt;=0" style:apply-style-name="N195P0"/>
    </number:number-style>
    <number:number-style style:name="N196">
      <number:number number:decimal-places="3" number:min-decimal-places="3" number:min-integer-digits="1" number:grouping="true"/>
    </number:number-style>
    <number:number-style style:name="N197">
      <number:number number:decimal-places="4" number:min-decimal-places="4" number:min-integer-digits="1" number:grouping="true"/>
    </number:number-style>
    <number:number-style style:name="N198">
      <number:number number:decimal-places="9" number:min-decimal-places="9" number:min-integer-digits="1" number:grouping="true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4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£</number:text>
      <number:number number:decimal-places="2" number:min-decimal-places="2" number:min-integer-digits="1" number:grouping="true"/>
    </number:number-style>
    <number:number-style style:name="N205">
      <number:text>-£</number:text>
      <number:number number:decimal-places="2" number:min-decimal-places="2" number:min-integer-digits="1" number:grouping="true"/>
      <style:map style:condition="value()&gt;=0" style:apply-style-name="N205P0"/>
    </number:number-style>
    <number:number-style style:name="N206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20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scientific-number number:decimal-places="6" number:min-decimal-places="6" number:min-integer-digits="1" number:min-exponent-digits="2" number:exponent-interval="1" number:forced-exponent-sign="true"/>
    </number:number-style>
    <number:time-style style:name="N211">
      <number:minutes number:style="long"/>
      <number:text>:</number:text>
      <number:seconds number:style="long"/>
    </number:time-style>
    <number:number-style style:name="N212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21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214">
      <number:number number:decimal-places="11" number:min-decimal-places="11" number:min-integer-digits="1"/>
    </number:number-style>
    <number:number-style style:name="N21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216">
      <number:number number:decimal-places="10" number:min-decimal-places="10" number:min-integer-digits="1"/>
    </number:number-style>
    <number:number-style style:name="N21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21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219">
      <number:number number:decimal-places="16" number:min-decimal-places="16" number:min-integer-digits="1"/>
    </number:number-style>
    <number:number-style style:name="N220">
      <number:number number:decimal-places="17" number:min-decimal-places="17" number:min-integer-digits="1"/>
    </number:number-style>
    <number:number-style style:name="N221">
      <number:number number:decimal-places="18" number:min-decimal-places="18" number:min-integer-digits="1"/>
    </number:number-style>
    <number:number-style style:name="N223P0" style:volatile="true">
      <number:text>£</number:text>
      <number:number number:decimal-places="0" number:min-decimal-places="0" number:min-integer-digits="1" number:grouping="true"/>
    </number:number-style>
    <number:number-style style:name="N223">
      <number:text>-£</number:text>
      <number:number number:decimal-places="0" number:min-decimal-places="0" number:min-integer-digits="1" number:grouping="true"/>
      <style:map style:condition="value()&gt;=0" style:apply-style-name="N223P0"/>
    </number:number-style>
    <number:number-style style:name="N224">
      <number:number number:decimal-places="19" number:min-decimal-places="19" number:min-integer-digits="1"/>
    </number:number-style>
    <number:number-style style:name="N225P0" style:volatile="true">
      <number:text>£</number:text>
      <number:number number:decimal-places="0" number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225P0"/>
    </number:number-style>
    <number:number-style style:name="N226">
      <number:number number:decimal-places="20" number:min-decimal-places="20" number:min-integer-digits="1"/>
    </number:number-style>
    <number:number-style style:name="N227">
      <number:number number:decimal-places="13" number:min-decimal-places="13" number:min-integer-digits="1" number:grouping="true"/>
    </number:number-style>
    <number:number-style style:name="N228">
      <number:number number:decimal-places="12" number:min-decimal-places="12" number:min-integer-digits="1" number:grouping="true"/>
    </number:number-style>
    <number:number-style style:name="N229">
      <number:number number:decimal-places="11" number:min-decimal-places="11" number:min-integer-digits="1" number:grouping="true"/>
    </number:number-style>
    <number:number-style style:name="N2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0P0"/>
    </number:number-style>
    <number:number-style style:name="N232P0" style:volatile="true">
      <number:text>$</number:text>
      <number:number number:decimal-places="0" number:min-decimal-places="0" number:min-integer-digits="1"/>
      <number:text> </number:text>
    </number:number-style>
    <number:number-style style:name="N232">
      <number:text>($</number:text>
      <number:number number:decimal-places="0" number:min-decimal-places="0" number:min-integer-digits="1"/>
      <number:text>)</number:text>
      <style:map style:condition="value()&gt;=0" style:apply-style-name="N232P0"/>
    </number:number-style>
    <number:number-style style:name="N23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Yes</number:text>
    </number:number-style>
    <number:number-style style:name="N239P1" style:volatile="true">
      <number:text>Yes</number:text>
    </number:number-style>
    <number:number-style style:name="N239">
      <number:text>No</number:text>
      <style:map style:condition="value()&gt;0" style:apply-style-name="N239P0"/>
      <style:map style:condition="value()&lt;0" style:apply-style-name="N239P1"/>
    </number:number-style>
    <number:number-style style:name="N242P0" style:volatile="true">
      <number:text> </number:text>
      <number:fill-character> </number:fill-character>
      <number:number number:decimal-places="7" number:min-decimal-places="7" number:min-integer-digits="1" number:grouping="true"/>
      <number:text> </number:text>
    </number:number-style>
    <number:number-style style:name="N242P1" style:volatile="true">
      <number:text> </number:text>
      <number:fill-character> </number:fill-character>
      <number:text>(</number:text>
      <number:number number:decimal-places="7" number:min-decimal-places="7" number:min-integer-digits="1" number:grouping="true"/>
      <number:text>)</number:text>
    </number:number-style>
    <number:number-style style:name="N2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2">
      <number:text> </number:text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On</number:text>
    </number:number-style>
    <number:number-style style:name="N244P1" style:volatile="true">
      <number:text>On</number:text>
    </number:number-style>
    <number:number-style style:name="N244">
      <number:text>Off</number:text>
      <style:map style:condition="value()&gt;0" style:apply-style-name="N244P0"/>
      <style:map style:condition="value()&lt;0" style:apply-style-name="N244P1"/>
    </number:number-style>
    <number:number-style style:name="N245">
      <number:text>$</number:text>
      <number:number number:decimal-places="2" number:min-decimal-places="2" number:min-integer-digits="1" number:grouping="true"/>
    </number:number-style>
    <number:number-style style:name="N248P0" style:volatile="true">
      <number:text> </number:text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248P1" style:volatile="true">
      <number:text> </number:text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2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48">
      <number:text> </number:text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0" number:min-decimal-places="0" number:min-integer-digits="1"/>
      <number:text> </number:text>
    </number:number-style>
    <number:number-style style:name="N250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250P0"/>
    </number:number-style>
    <number:number-style style:name="N25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53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number number:decimal-places="2" number:min-decimal-places="2" number:min-integer-digits="1"/>
      <number:text> </number:text>
    </number:number-style>
    <number:number-style style:name="N255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255P0"/>
    </number:number-style>
    <number:number-style style:name="N256P0" style:volatile="true">
      <number:number number:decimal-places="2" number:min-decimal-places="2" number:min-integer-digits="1"/>
    </number:number-style>
    <number:number-style style:name="N256">
      <style:text-properties fo:color="#ff0000"/>
      <number:number number:decimal-places="2" number:min-decimal-places="2" number:min-integer-digits="1"/>
      <style:map style:condition="value()&gt;=0" style:apply-style-name="N256P0"/>
    </number:number-style>
    <number:number-style style:name="N258P0" style:volatile="true">
      <number:number number:decimal-places="1" number:min-decimal-places="1" number:min-integer-digits="1"/>
      <number:text> </number:text>
    </number:number-style>
    <number:number-style style:name="N258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258P0"/>
    </number:number-style>
    <number:number-style style:name="N261P0" style:volatile="true">
      <number:text> </number:text>
      <number:fill-character> </number:fill-character>
      <number:number number:decimal-places="10" number:min-decimal-places="10" number:min-integer-digits="1" number:grouping="true"/>
      <number:text> </number:text>
    </number:number-style>
    <number:number-style style:name="N261P1" style:volatile="true">
      <number:text> </number:text>
      <number:fill-character> </number:fill-character>
      <number:text>(</number:text>
      <number:number number:decimal-places="10" number:min-decimal-places="10" number:min-integer-digits="1" number:grouping="true"/>
      <number:text>)</number:text>
    </number:number-style>
    <number:number-style style:name="N2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1">
      <number:text> </number:text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3P0" style:volatile="true">
      <number:text>True</number:text>
    </number:number-style>
    <number:number-style style:name="N263P1" style:volatile="true">
      <number:text>True</number:text>
    </number:number-style>
    <number:number-style style:name="N263">
      <number:text>False</number:text>
      <style:map style:condition="value()&gt;0" style:apply-style-name="N263P0"/>
      <style:map style:condition="value()&lt;0" style:apply-style-name="N263P1"/>
    </number:number-style>
    <number:number-style style:name="N264P0" style:volatile="true">
      <number:number number:decimal-places="3" number:min-decimal-places="3" number:min-integer-digits="1"/>
    </number:number-style>
    <number:number-style style:name="N264">
      <style:text-properties fo:color="#ff0000"/>
      <number:number number:decimal-places="3" number:min-decimal-places="3" number:min-integer-digits="1"/>
      <style:map style:condition="value()&gt;=0" style:apply-style-name="N264P0"/>
    </number:number-style>
    <number:number-style style:name="N265P0" style:volatile="true">
      <number:number number:decimal-places="1" number:min-decimal-places="1" number:min-integer-digits="1"/>
    </number:number-style>
    <number:number-style style:name="N265">
      <style:text-properties fo:color="#ff0000"/>
      <number:number number:decimal-places="1" number:min-decimal-places="1" number:min-integer-digits="1"/>
      <style:map style:condition="value()&gt;=0" style:apply-style-name="N265P0"/>
    </number:number-style>
    <number:number-style style:name="N268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68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2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8">
      <number:text> </number:text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1P0" style:volatile="true">
      <number:text> </number:text>
      <number:fill-character> </number:fill-character>
      <number:number number:decimal-places="9" number:min-decimal-places="9" number:min-integer-digits="1" number:grouping="true"/>
      <number:text> </number:text>
    </number:number-style>
    <number:number-style style:name="N271P1" style:volatile="true">
      <number:text> </number:text>
      <number:fill-character> </number:fill-character>
      <number:text>(</number:text>
      <number:number number:decimal-places="9" number:min-decimal-places="9" number:min-integer-digits="1" number:grouping="true"/>
      <number:text>)</number:text>
    </number:number-style>
    <number:number-style style:name="N2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4P0" style:volatile="true">
      <number:text> </number:text>
      <number:fill-character> </number:fill-character>
      <number:number number:decimal-places="8" number:min-decimal-places="8" number:min-integer-digits="1" number:grouping="true"/>
      <number:text> </number:text>
    </number:number-style>
    <number:number-style style:name="N274P1" style:volatile="true">
      <number:text> </number:text>
      <number:fill-character> </number:fill-character>
      <number:text>(</number:text>
      <number:number number:decimal-places="8" number:min-decimal-places="8" number:min-integer-digits="1" number:grouping="true"/>
      <number:text>)</number:text>
    </number:number-style>
    <number:number-style style:name="N27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4">
      <number:text> </number:text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7P0" style:volatile="true">
      <number:text> </number:text>
      <number:fill-character> </number:fill-character>
      <number:number number:decimal-places="12" number:min-decimal-places="12" number:min-integer-digits="1" number:grouping="true"/>
      <number:text> </number:text>
    </number:number-style>
    <number:number-style style:name="N277P1" style:volatile="true">
      <number:text> </number:text>
      <number:fill-character> </number:fill-character>
      <number:text>(</number:text>
      <number:number number:decimal-places="12" number:min-decimal-places="12" number:min-integer-digits="1" number:grouping="true"/>
      <number:text>)</number:text>
    </number:number-style>
    <number:number-style style:name="N2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7">
      <number:text> </number:text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number number:decimal-places="0" number:min-decimal-places="0" number:min-integer-digits="1"/>
      <number:text> </number:text>
    </number:number-style>
    <number:number-style style:name="N278">
      <number:text>(</number:text>
      <number:number number:decimal-places="0" number:min-decimal-places="0" number:min-integer-digits="1"/>
      <number:text>)</number:text>
      <style:map style:condition="value()&gt;=0" style:apply-style-name="N278P0"/>
    </number:number-style>
    <number:number-style style:name="N279P0" style:volatile="true">
      <number:number number:decimal-places="2" number:min-decimal-places="2" number:min-integer-digits="1"/>
      <number:text> </number:text>
    </number:number-style>
    <number:number-style style:name="N279">
      <number:text>(</number:text>
      <number:number number:decimal-places="2" number:min-decimal-places="2" number:min-integer-digits="1"/>
      <number:text>)</number:text>
      <style:map style:condition="value()&gt;=0" style:apply-style-name="N279P0"/>
    </number:number-style>
    <number:number-style style:name="N282P0" style:volatile="true">
      <number:text> </number:text>
      <number:fill-character> </number:fill-character>
      <number:number number:decimal-places="6" number:min-decimal-places="6" number:min-integer-digits="1" number:grouping="true"/>
      <number:text> </number:text>
    </number:number-style>
    <number:number-style style:name="N282P1" style:volatile="true">
      <number:text> </number:text>
      <number:fill-character> </number:fill-character>
      <number:text>(</number:text>
      <number:number number:decimal-places="6" number:min-decimal-places="6" number:min-integer-digits="1" number:grouping="true"/>
      <number:text>)</number:text>
    </number:number-style>
    <number:number-style style:name="N28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2">
      <number:text> </number:text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5P0" style:volatile="true">
      <number:text> </number:text>
      <number:fill-character> </number:fill-character>
      <number:number number:decimal-places="11" number:min-decimal-places="11" number:min-integer-digits="1" number:grouping="true"/>
      <number:text> </number:text>
    </number:number-style>
    <number:number-style style:name="N285P1" style:volatile="true">
      <number:text> </number:text>
      <number:fill-character> </number:fill-character>
      <number:text>(</number:text>
      <number:number number:decimal-places="11" number:min-decimal-places="11" number:min-integer-digits="1" number:grouping="true"/>
      <number:text>)</number:text>
    </number:number-style>
    <number:number-style style:name="N28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5">
      <number:text> </number:text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number-style style:name="N286P0" style:volatile="true">
      <number:number number:decimal-places="1" number:min-decimal-places="1" number:min-integer-digits="1"/>
      <number:text> </number:text>
    </number:number-style>
    <number:number-style style:name="N286">
      <number:text>(</number:text>
      <number:number number:decimal-places="1" number:min-decimal-places="1" number:min-integer-digits="1"/>
      <number:text>)</number:text>
      <style:map style:condition="value()&gt;=0" style:apply-style-name="N286P0"/>
    </number:number-style>
    <number:number-style style:name="N287">
      <number:number number:decimal-places="0" number:min-decimal-places="0" number:min-integer-digits="5"/>
    </number:number-style>
    <number:number-style style:name="N290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290P1" style:volatile="true">
      <number:text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29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2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2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2">
      <number:text> </number:text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4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29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percentage-style style:name="N295">
      <number:number number:decimal-places="1" number:min-decimal-places="1" number:min-integer-digits="1"/>
      <number:text>%</number:text>
    </number:percentage-style>
    <number:number-style style:name="N299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299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2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299">
      <number:text> </number:text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1P0" style:volatile="true">
      <number:number number:decimal-places="2" number:min-decimal-places="2" number:min-integer-digits="1" number:grouping="true"/>
      <number:text> </number:text>
    </number:number-style>
    <number:number-style style:name="N30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301P0"/>
    </number:number-style>
    <number:number-style style:name="N302P0" style:volatile="true">
      <number:number number:decimal-places="2" number:min-decimal-places="2" number:min-integer-digits="1"/>
      <number:text> </number:text>
    </number:number-style>
    <number:number-style style:name="N302">
      <number:text>-</number:text>
      <number:number number:decimal-places="2" number:min-decimal-places="2" number:min-integer-digits="1"/>
      <number:text> </number:text>
      <style:map style:condition="value()&gt;=0" style:apply-style-name="N302P0"/>
    </number:number-style>
    <number:date-style style:name="N303">
      <number:year number:style="long"/>
    </number:date-style>
    <number:number-style style:name="N304P0" style:volatile="true">
      <number:number number:decimal-places="0" number:min-decimal-places="0" number:min-integer-digits="1"/>
      <number:text> </number:text>
    </number:number-style>
    <number:number-style style:name="N304">
      <number:text>-</number:text>
      <number:number number:decimal-places="0" number:min-decimal-places="0" number:min-integer-digits="1"/>
      <number:text> </number:text>
      <style:map style:condition="value()&gt;=0" style:apply-style-name="N304P0"/>
    </number:number-style>
    <number:date-style style:name="N305">
      <number:month number:textual="true"/>
      <number:text>-</number:text>
      <number:year number:style="long"/>
    </number:date-style>
    <number:number-style style:name="N30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6">
      <number:text> </number:text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9P0" style:volatile="true">
      <number:text>+</number:text>
      <number:number number:decimal-places="0" number:min-decimal-places="0" number:min-integer-digits="0"/>
    </number:number-style>
    <number:number-style style:name="N309P1" style:volatile="true">
      <number:text>-</number:text>
      <number:number number:decimal-places="0" number:min-decimal-places="0" number:min-integer-digits="0"/>
    </number:number-style>
    <number:number-style style:name="N309">
      <number:text/>
      <style:map style:condition="value()&gt;0" style:apply-style-name="N309P0"/>
      <style:map style:condition="value()&lt;0" style:apply-style-name="N309P1"/>
    </number:number-style>
    <number:date-style style:name="N310">
      <number:day number:style="long"/>
      <number:text>-</number:text>
      <number:month number:textual="true"/>
      <number:text>-</number:text>
      <number:year number:style="long"/>
    </number:date-style>
    <number:number-style style:name="N313P0" style:volatile="true">
      <number:number number:decimal-places="0" number:min-decimal-places="0" number:min-integer-digits="1" number:grouping="true" number:display-factor="1000"/>
    </number:number-style>
    <number:number-style style:name="N313P1" style:volatile="true">
      <number:text>-</number:text>
      <number:number number:decimal-places="0" number:min-decimal-places="0" number:min-integer-digits="1" number:grouping="true" number:display-factor="1000"/>
    </number:number-style>
    <number:number-style style:name="N313">
      <number:text>-</number:text>
      <style:map style:condition="value()&gt;0" style:apply-style-name="N313P0"/>
      <style:map style:condition="value()&lt;0" style:apply-style-name="N313P1"/>
    </number:number-style>
    <number:number-style style:name="N314P0" style:volatile="true">
      <number:number number:decimal-places="0" number:min-decimal-places="0" number:min-integer-digits="1" number:grouping="true" number:display-factor="1000"/>
    </number:number-style>
    <number:number-style style:name="N314">
      <number:text>-</number:text>
      <number:number number:decimal-places="0" number:min-decimal-places="0" number:min-integer-digits="1" number:grouping="true" number:display-factor="1000"/>
      <style:map style:condition="value()&gt;=0" style:apply-style-name="N314P0"/>
    </number:number-style>
    <number:number-style style:name="N317P0" style:volatile="true">
      <number:number number:decimal-places="1" number:min-decimal-places="1" number:min-integer-digits="1" number:grouping="true" number:display-factor="1000000"/>
    </number:number-style>
    <number:number-style style:name="N317P1" style:volatile="true">
      <number:text>-</number:text>
      <number:number number:decimal-places="1" number:min-decimal-places="1" number:min-integer-digits="1" number:grouping="true" number:display-factor="1000000"/>
    </number:number-style>
    <number:number-style style:name="N317">
      <number:text>-</number:text>
      <style:map style:condition="value()&gt;0" style:apply-style-name="N317P0"/>
      <style:map style:condition="value()&lt;0" style:apply-style-name="N317P1"/>
    </number:number-style>
    <number:number-style style:name="N318P0" style:volatile="true">
      <number:number number:decimal-places="1" number:min-decimal-places="1" number:min-integer-digits="1" number:grouping="true" number:display-factor="1000000"/>
    </number:number-style>
    <number:number-style style:name="N318">
      <number:text>-</number:text>
      <number:number number:decimal-places="1" number:min-decimal-places="1" number:min-integer-digits="1" number:grouping="true" number:display-factor="1000000"/>
      <style:map style:condition="value()&gt;=0" style:apply-style-name="N318P0"/>
    </number:number-style>
    <number:date-style style:name="N319">
      <number:month number:style="long" number:textual="true"/>
      <number:text> </number:text>
      <number:day/>
      <number:text>, </number:text>
      <number:year number:style="long"/>
    </number:date-style>
    <number:number-style style:name="N32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22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22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22">
      <number:text-content/>
      <number:text> </number:text>
      <style:map style:condition="value()&gt;0" style:apply-style-name="N322P0"/>
      <style:map style:condition="value()&lt;0" style:apply-style-name="N322P1"/>
      <style:map style:condition="value()=0" style:apply-style-name="N322P2"/>
    </number:text-style>
    <number:number-style style:name="N324P0" style:volatile="true">
      <number:number number:decimal-places="0" number:min-decimal-places="0" number:min-integer-digits="1" number:grouping="true"/>
    </number:number-style>
    <number:number-style style:name="N324P1" style:volatile="true">
      <number:text>-</number:text>
      <number:number number:decimal-places="0" number:min-decimal-places="0" number:min-integer-digits="1" number:grouping="true"/>
    </number:number-style>
    <number:number-style style:name="N324">
      <number:text>-</number:text>
      <style:map style:condition="value()&gt;0.5" style:apply-style-name="N324P0"/>
      <style:map style:condition="value()&lt;-0.5" style:apply-style-name="N324P1"/>
    </number:number-style>
    <number:number-style style:name="N3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3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328">
      <number:text> </number:text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date-style style:name="N329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3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30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0P0"/>
      <style:map style:condition="value()&lt;0" style:apply-style-name="N330P1"/>
    </number:number-style>
    <number:percentage-style style:name="N331">
      <number:number number:decimal-places="3" number:min-decimal-places="3" number:min-integer-digits="1"/>
      <number:text>%</number:text>
    </number:percentage-style>
    <number:number-style style:name="N3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332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2P0"/>
      <style:map style:condition="value()&lt;0" style:apply-style-name="N332P1"/>
    </number:number-style>
    <number:number-style style:name="N333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33P1" style:volatile="true">
      <number:text> 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333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3P0"/>
      <style:map style:condition="value()&lt;0" style:apply-style-name="N333P1"/>
    </number:number-style>
    <number:number-style style:name="N334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34P1" style:volatile="true">
      <number:text> </number:text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334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4P0"/>
      <style:map style:condition="value()&lt;0" style:apply-style-name="N334P1"/>
    </number:number-style>
    <number:number-style style:name="N335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35P1" style:volatile="true">
      <number:text> </number:text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335"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35P0"/>
      <style:map style:condition="value()&lt;0" style:apply-style-name="N335P1"/>
    </number:number-style>
    <number:number-style style:name="N337P0" style:volatile="true">
      <number:text>￥</number:text>
      <number:number number:decimal-places="0" number:min-decimal-places="0" number:min-integer-digits="1" number:grouping="true"/>
    </number:number-style>
    <number:number-style style:name="N337">
      <number:text>￥-</number:text>
      <number:number number:decimal-places="0" number:min-decimal-places="0" number:min-integer-digits="1" number:grouping="true"/>
      <style:map style:condition="value()&gt;=0" style:apply-style-name="N337P0"/>
    </number:number-style>
    <number:number-style style:name="N338P0" style:volatile="true">
      <number:text>￥</number:text>
      <number:number number:decimal-places="0" number:min-decimal-places="0" number:min-integer-digits="1" number:grouping="true"/>
    </number:number-style>
    <number:number-style style:name="N33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338P0"/>
    </number:number-style>
    <number:number-style style:name="N340P0" style:volatile="true">
      <number:text>￥</number:text>
      <number:number number:decimal-places="2" number:min-decimal-places="2" number:min-integer-digits="1" number:grouping="true"/>
    </number:number-style>
    <number:number-style style:name="N340">
      <number:text>￥-</number:text>
      <number:number number:decimal-places="2" number:min-decimal-places="2" number:min-integer-digits="1" number:grouping="true"/>
      <style:map style:condition="value()&gt;=0" style:apply-style-name="N340P0"/>
    </number:number-style>
    <number:number-style style:name="N341P0" style:volatile="true">
      <number:text>￥</number:text>
      <number:number number:decimal-places="2" number:min-decimal-places="2" number:min-integer-digits="1" number:grouping="true"/>
    </number:number-style>
    <number:number-style style:name="N34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341P0"/>
    </number:number-style>
    <number:number-style style:name="N345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5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345P2" style:volatile="true">
      <number:text> ￥</number:text>
      <number:fill-character> </number:fill-character>
      <number:text>- </number:text>
    </number:number-style>
    <number:text-style style:name="N345">
      <number:text> </number:text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4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347P2" style:volatile="true">
      <number:text> </number:text>
      <number:fill-character> </number:fill-character>
      <number:text>- </number:text>
    </number:number-style>
    <number:text-style style:name="N347">
      <number:text> </number:text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5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5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1">
      <number:text> </number:text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3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53">
      <number:text> </number:text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date-style style:name="N10119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GB">
      <number:day number:style="long"/>
      <number:text>-</number:text>
      <number:month number:textual="true"/>
    </number:date-style>
    <number:date-style style:name="N10121" number:language="en" number:country="GB">
      <number:month number:textual="true"/>
      <number:text>-</number:text>
      <number:year/>
    </number:date-style>
    <number:time-style style:name="N10122" number:language="en" number:country="GB">
      <number:hours/>
      <number:text>:</number:text>
      <number:minutes number:style="long"/>
      <number:text> </number:text>
      <number:am-pm/>
    </number:time-style>
    <number:time-style style:name="N10123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08:05:49.087060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8T07:40:22.461933634</meta:creation-date>
    <dc:date>2025-04-18T08:05:58.819160825</dc:date>
    <meta:editing-duration>PT17M31S</meta:editing-duration>
    <meta:editing-cycles>6</meta:editing-cycles>
    <meta:generator>LibreOffice/24.2.6.2$MacOSX_X86_64 LibreOffice_project/ef66aa7e36a1bb8e65bfbc63aba53045a14d0871</meta:generator>
    <meta:print-date>2025-04-18T08:01:03.611264079</meta:print-date>
    <meta:document-statistic meta:table-count="1" meta:cell-count="76" meta:object-count="0"/>
  </office:meta>
</office:document-meta>
</file>